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3.727cm"/>
    </style:style>
    <style:style style:name="REQUIREMNTS_5f_GROUPS.C" style:display-name="REQUIREMNTS_GROUPS.C" style:family="table-column">
      <style:table-column-properties style:column-width="6.705cm"/>
    </style:style>
    <style:style style:name="REQUIREMNTS_5f_GROUPS.D" style:display-name="REQUIREMNTS_GROUPS.D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/>
    </style:style>
    <style:style style:name="P26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7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8" style:family="paragraph" style:parent-style-name="Heading_20_2">
      <style:text-properties officeooo:rsid="00374565" officeooo:paragraph-rsid="001bb9f3"/>
    </style:style>
    <style:style style:name="P29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1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5">Bid Pack</text:p>
      <text:list text:style-name="L1">
        <text:list-item>
          <text:p text:style-name="P29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1">«Insert Commercial Agreement name» («Insert Commercial Agreement id»)</text:p>
      <text:p text:style-name="P5"/>
      <text:p text:style-name="P5"/>
      <text:p text:style-name="P5">Buyer</text:p>
      <text:p text:style-name="P11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6581752"/><text:bookmark-start text:name="_Toc96088662"/><text:bookmark-start text:name="_Toc92688238"/></text:h>
      <text:p text:style-name="P14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7">«Insert_Work_Done_Step_16_Box_1»<text:bookmark-start text:name="_Toc96581757"/><text:bookmark-start text:name="_Toc96088667"/><text:bookmark-start text:name="_Toc111560108"/><text:bookmark-start text:name="_Toc111565612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column table:style-name="REQUIREMNTS_5f_GROUPS.D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4"><text:s/>Group</text:p>
          </table:table-cell>
          <table:table-cell table:style-name="REQUIREMNTS_5f_GROUPS.A1" office:value-type="string">
            <text:p text:style-name="P24">Sub Group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10"><text:span text:style-name="Default_20_Paragraph_20_Font">«Insert_Requirements_Sub_Group_Step_2</text:span><text:span text:style-name="Default_20_Paragraph_20_Font"><text:span text:style-name="T12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6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7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5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Normal"><text:bookmark-end text:name="_Toc92688238"/></text:p>
      <text:h text:style-name="P28" text:outline-level="2"><text:bookmark-start text:name="_Toc1116282911"/><text:bookmark-start text:name="_Toc1114794081"/><text:bookmark-start text:name="_Toc926908601"/><text:bookmark-start text:name="_Toc1116470901"/>W<text:bookmark-end text:name="_Toc1116282911"/><text:bookmark-end text:name="_Toc1114794081"/><text:bookmark-end text:name="_Toc926908601"/><text:bookmark-end text:name="_Toc1116470901"/>ho the buying organisation is</text:h>
      <text:p text:style-name="P31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11-16T10:28:21.125484023</dc:date>
    <meta:editing-cycles>17</meta:editing-cycles>
    <meta:editing-duration>PT4H3M9S</meta:editing-duration>
    <meta:document-statistic meta:table-count="3" meta:image-count="0" meta:object-count="0" meta:page-count="7" meta:paragraph-count="75" meta:word-count="261" meta:character-count="2315" meta:non-whitespace-character-count="2124"/>
    <meta:template xlink:type="simple" xlink:actuate="onRequest" xlink:title="" xlink:href="Normal"/>
  </office:meta>
</office:document-meta>
</file>